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/>
    <style:font-face style:name="OpenSymbol" svg:font-family="OpenSymbol"/>
    <style:font-face style:name="SFMono-Regular" svg:font-family="SFMono-Regular, Consolas, 'Liberation Mono', Menlo, Courier, monospace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343cm"/>
    </style:style>
    <style:style style:name="Tabla1.B" style:family="table-column">
      <style:table-column-properties style:column-width="2.134cm"/>
    </style:style>
    <style:style style:name="Tabla1.C" style:family="table-column">
      <style:table-column-properties style:column-width="7.52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Cambria" fo:font-size="18pt" fo:font-style="normal" style:text-underline-style="none" fo:font-weight="bold" style:text-blinking="false" fo:background-color="transparent" style:font-size-asian="16pt" style:font-size-complex="16pt"/>
    </style:style>
    <style:style style:name="P2" style:family="paragraph" style:parent-style-name="Text_20_body">
      <style:paragraph-properties fo:margin-top="0.423cm" fo:margin-bottom="0cm" fo:line-height="120%" fo:text-align="center" style:justify-single-word="false" style:writing-mode="lr-tb"/>
      <style:text-properties fo:font-variant="normal" fo:text-transform="none" fo:color="#000000" style:text-line-through-style="none" style:font-name="Cambria" fo:font-size="1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.423cm" fo:margin-bottom="0.212cm" fo:line-height="120%" fo:text-align="center" style:justify-single-word="false" style:writing-mode="lr-tb"/>
      <style:text-properties fo:font-variant="normal" fo:text-transform="none" fo:color="#000000" style:text-line-through-style="none" style:font-name="Cambria" fo:font-size="14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212cm" fo:line-height="120%" style:writing-mode="lr-tb"/>
      <style:text-properties fo:font-variant="normal" fo:text-transform="none" fo:color="#000000" style:text-line-through-style="none" style:font-name="Verdana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212cm" fo:line-height="120%" fo:text-align="center" style:justify-single-word="false" style:writing-mode="lr-tb"/>
      <style:text-properties fo:font-variant="normal" fo:text-transform="none" fo:color="#000000" style:text-line-through-style="none" style:font-name="Verdana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12cm" fo:line-height="120%" style:writing-mode="lr-tb"/>
    </style:style>
    <style:style style:name="P7" style:family="paragraph" style:parent-style-name="Text_20_body">
      <style:paragraph-properties fo:margin-top="0cm" fo:margin-bottom="0.212cm" fo:line-height="120%" style:writing-mode="lr-tb"/>
      <style:text-properties fo:font-weight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/>
    </style:style>
    <style:style style:name="P9" style:family="paragraph" style:parent-style-name="Standard" style:list-style-name="L2">
      <style:paragraph-properties fo:text-align="justify" style:justify-single-word="false"/>
      <style:text-properties style:text-underline-style="none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style:text-underline-style="none" fo:font-weight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11pt" fo:letter-spacing="normal" fo:font-style="normal" style:text-underline-style="none" fo:font-weight="normal" style:font-size-asian="11pt" style:font-size-complex="11pt"/>
    </style:style>
    <style:style style:name="P16" style:family="paragraph" style:parent-style-name="Standard" style:list-style-name="L1">
      <style:paragraph-properties fo:text-align="justify" style:justify-single-word="false"/>
      <style:text-properties fo:font-variant="normal" fo:text-transform="none" fo:color="#24292e" style:font-name="SFMono-Regular" fo:font-size="11pt" fo:letter-spacing="normal" fo:font-style="normal" style:text-underline-style="none" fo:font-weight="normal" style:font-size-asian="11pt" style:font-size-complex="11pt"/>
    </style:style>
    <style:style style:name="P17" style:family="paragraph" style:parent-style-name="Table_20_Contents">
      <style:paragraph-properties fo:margin-top="0cm" fo:margin-bottom="0cm" fo:line-height="120%" fo:text-align="center" style:justify-single-word="false" fo:padding="0.097cm" fo:border="0.035cm solid #000000" style:writing-mode="lr-tb"/>
      <style:text-properties fo:font-variant="normal" fo:text-transform="none" fo:color="#000000" style:text-line-through-style="none" style:font-name="Verdana" fo:font-size="12pt" fo:font-style="normal" style:text-underline-style="none" fo:font-weight="bold" style:text-blinking="false" fo:background-color="transparent"/>
    </style:style>
    <style:style style:name="P18" style:family="paragraph" style:parent-style-name="Table_20_Contents">
      <style:paragraph-properties fo:margin-top="0cm" fo:margin-bottom="0cm" fo:line-height="120%" fo:padding="0.097cm" fo:border="0.035cm solid #000000" style:writing-mode="lr-tb"/>
    </style:style>
    <style:style style:name="T1" style:family="text">
      <style:text-properties fo:font-variant="normal" fo:text-transform="none" fo:color="#000000" style:text-line-through-style="none" style:font-name="Verdana" fo:font-size="12pt" fo:font-style="italic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Verdana" fo:font-size="12pt" fo:font-style="normal" style:text-underline-style="none" style:text-blinking="false"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8a0774-89ab-cbe3-da05-8932fd961f1c"/>FIUBA - 75.07</text:p>
      <text:p text:style-name="P2">Algoritmos y programación III</text:p>
      <text:p text:style-name="P3">Trabajo práctico 2: Dragon AlgoBall</text:p>
      <text:p text:style-name="P5">1er cuatrimestre, 2017</text:p>
      <text:p text:style-name="P5">(trabajo grupal de 4 integrantes)</text:p>
      <text:p text:style-name="P4">Alumnos:</text:p>
      <text:p text:style-name="P6"> 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7">Nombre</text:p>
          </table:table-cell>
          <table:table-cell table:style-name="Tabla1.A1" office:value-type="string">
            <text:p text:style-name="P17">Padrón</text:p>
          </table:table-cell>
          <table:table-cell table:style-name="Tabla1.A1" office:value-type="string">
            <text:p text:style-name="P17">Mail</text:p>
          </table:table-cell>
        </table:table-row>
        <table:table-row>
          <table:table-cell table:style-name="Tabla1.A1" office:value-type="string">
            <text:p text:style-name="P18"> Pavlo Holota</text:p>
          </table:table-cell>
          <table:table-cell table:style-name="Tabla1.A1" office:value-type="string">
            <text:p text:style-name="P18"> 99760</text:p>
          </table:table-cell>
          <table:table-cell table:style-name="Tabla1.A1" office:value-type="string">
            <text:p text:style-name="P18">pavlo.holota@gmail.com</text:p>
          </table:table-cell>
        </table:table-row>
        <table:table-row>
          <table:table-cell table:style-name="Tabla1.A1" office:value-type="string">
            <text:p text:style-name="P18"> Julieta Caceres</text:p>
          </table:table-cell>
          <table:table-cell table:style-name="Tabla1.A1" office:value-type="string">
            <text:p text:style-name="P18"> 96454</text:p>
          </table:table-cell>
          <table:table-cell table:style-name="Tabla1.A1" office:value-type="string">
            <text:p text:style-name="P18"> julieta.agustina.caceres@gmail.com</text:p>
          </table:table-cell>
        </table:table-row>
        <table:table-row>
          <table:table-cell table:style-name="Tabla1.A1" office:value-type="string">
            <text:p text:style-name="P18"> Federico Elias </text:p>
          </table:table-cell>
          <table:table-cell table:style-name="Tabla1.A1" office:value-type="string">
            <text:p text:style-name="P18"> 96105</text:p>
          </table:table-cell>
          <table:table-cell table:style-name="Tabla1.A1" office:value-type="string">
            <text:p text:style-name="P18"> fedelias93@gmail.com</text:p>
          </table:table-cell>
        </table:table-row>
        <table:table-row>
          <table:table-cell table:style-name="Tabla1.A1" office:value-type="string">
            <text:p text:style-name="P18"> Jimena Roselló</text:p>
          </table:table-cell>
          <table:table-cell table:style-name="Tabla1.A1" office:value-type="string">
            <text:p text:style-name="P18">98942 </text:p>
          </table:table-cell>
          <table:table-cell table:style-name="Tabla1.A1" office:value-type="string">
            <text:p text:style-name="P18">jimena.rosello@gmail.com </text:p>
          </table:table-cell>
        </table:table-row>
      </table:table>
      <text:p text:style-name="P6"> </text:p>
      <text:p text:style-name="P6"> </text:p>
      <text:p text:style-name="P7"><text:span text:style-name="T1">Fecha de entrega final</text:span><text:span text:style-name="T2">: 22 de junio</text:span></text:p>
      <text:p text:style-name="P6"> </text:p>
      <text:p text:style-name="P7"><text:span text:style-name="T1">Tutor</text:span><text:span text:style-name="T2">:</text:span></text:p>
      <text:p text:style-name="P6"> </text:p>
      <text:p text:style-name="P7"><text:span text:style-name="T1">Comentarios</text:span><text:span text:style-name="T2">:</text:span></text:p>
      <text:p text:style-name="Text_20_body"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Dragon AlgoBall </text:p>
      <text:p text:style-name="P11">Primera entrega</text:p>
      <text:p text:style-name="P10"/>
      <text:p text:style-name="P12">Supuestos</text:p>
      <text:p text:style-name="P13"/>
      <text:list xml:id="list4647591200183183919" text:style-name="L2">
        <text:list-item>
          <text:p text:style-name="P9">Los personajes de un mismo equipo aparecerán en diagonal de forma contigua, en esquinas opuestas del tablero.</text:p>
        </text:list-item>
        <text:list-item>
          <text:p text:style-name="P9">El jugador elige por qué casilleros puntuales se va a mover el personaje. </text:p>
        </text:list-item>
        <text:list-item>
          <text:p text:style-name="P9">Un consumible se absorbe cuando un personaje realiza un movimiento sobre el casillero que lo contenga (cuando pase sobre é).</text:p>
        </text:list-item>
        <text:list-item>
          <text:p text:style-name="P9">La cantidad de consumibles va a ser fijo por cada turno.</text:p>
        </text:list-item>
        <text:list-item>
          <text:p text:style-name="P9">El jugador puede saltear el turno.</text:p>
        </text:list-item>
        <text:list-item>
          <text:p text:style-name="P9">Los personajes se pueden mover en diagonal.</text:p>
        </text:list-item>
        <text:list-item>
          <text:p text:style-name="P9">Los personjes pueden pasar a su ultima evolución sin necesidad de pasar por el primer cambio de estado.</text:p>
        </text:list-item>
      </text:list>
      <text:p text:style-name="P13"/>
      <text:p text:style-name="P13"/>
      <text:p text:style-name="P12">Modelo de dominio</text:p>
      <text:p text:style-name="P13"/>
      <text:p text:style-name="P8">Para la realización de la primera etapa del trabajo práctico consideramos importantes las siguientes clases:</text:p>
      <text:p text:style-name="P8"/>
      <text:p text:style-name="P8"><text:span text:style-name="T3">Juego</text:span>: la responsabilidad de esta clase es coordinar las acciones que los usuarios del juego quieren realizar con el desarrollo interno del programa.</text:p>
      <text:p text:style-name="P8"/>
      <text:p text:style-name="P8"><text:span text:style-name="T3">Partida</text:span>: es la entidad del programa encargada de preparar la estrucrura donde los usurarios podran interactuar con los personajes y de actualizar los estados del juego.</text:p>
      <text:p text:style-name="P8"/>
      <text:p text:style-name="P8"><text:span text:style-name="T3">Equipo</text:span>: cuado un jugador elige un equipo instancia un objeto de esta entidad, la cual define los personajes que el usuario puede usar y que no podran se rcambiados por otros personajes, de manera tal que los personajes de un mismo equipo no se puedan atacar entre si. Equipo es una Interfaz <text:s/>madre. </text:p>
      <text:p text:style-name="P8"/>
      <text:p text:style-name="P8"><text:span text:style-name="T3">GuerrerosZ</text:span>: es una entidad hija de la entidad Equipo que posee a los personajes Goku, Gohan, Piccolo. </text:p>
      <text:p text:style-name="P8"/>
      <text:p text:style-name="P8"><text:span text:style-name="T3">EnemigosDeLaTierra</text:span>: es una entidad hija de la entidad Equipo que posee a los personajes </text:p>
      <text:p text:style-name="P8"/>
      <text:p text:style-name="P8"><text:span text:style-name="T3">VerificadorDeMovimiento</text:span>: es una entidad que recibe la accion de mover un personaje, verifica que los casilleros dados esten vacios y en caso de no estarlo lanza una excepcion.</text:p>
      <text:p text:style-name="P8"/>
      <text:p text:style-name="P8"><text:span text:style-name="T3">Personaje</text:span>: <text:s/>entidad con la que el usuario juega, cada uno tiene su estado inicial, pudiendo cambiar esta siempre que se cumplan </text:p>
      <text:p text:style-name="P8"/>
      <text:p text:style-name="P8"><text:span text:style-name="T3">Ataque</text:span>: es la encargada de verificar que se cumplan las condiciones para un ataque, en caso de cumplirlas realiza el efecto del mismo</text:p>
      <text:p text:style-name="P8"/>
      <text:p text:style-name="P8"><text:span text:style-name="T3">Consumibles</text:span>: Son objetos que se encontraran dentro de los casilleros. Un consumible puede ser absorbido por un personaje. Un consumible brinda propiedades a un personaje. <text:s text:c="3"/></text:p>
      <text:p text:style-name="P8"/>
      <text:p text:style-name="P8"><text:span text:style-name="T3">Casillero</text:span>: <text:s/>objeto que es parte del tablero, este podrá estar vacío o contener un consumible, o un <text:soft-page-break/>personaje.</text:p>
      <text:p text:style-name="P8"/>
      <text:p text:style-name="P8"><text:span text:style-name="T3">Tablero</text:span>: Es el objeto que contendrá a los casilleros. </text:p>
      <text:p text:style-name="P8"/>
      <text:p text:style-name="P8"/>
      <text:p text:style-name="P8"><text:span text:style-name="T4">Tests realizados</text:span> </text:p>
      <text:p text:style-name="P8"/>
      <text:p text:style-name="P8">Durante el desarrollo del trabajo se realizaron los siguientes tests. </text:p>
      <text:p text:style-name="P14"/>
      <text:p text:style-name="P15"/>
      <text:list xml:id="list8603822415824820464" text:style-name="L1">
        <text:list-item>
          <text:p text:style-name="P16">test01seUbicaUnPersonajeEnUnCasilleroSePideQueSeMuevSeVerificaNuevaPosiciónAcordeASuModo()<text:line-break/> </text:p>
        </text:list-item>
        <text:list-item>
          <text:p text:style-name="P16">test02seVerificaQueDosPersonajesNoEntranEnUnMismoCasillero() <text:line-break/></text:p>
        </text:list-item>
        <text:list-item>
          <text:p text:style-name="P16">test03SeUbicanDosPersonajesYSeVerificaQueNoPuedanPasarUnoEncimaDelOtro() <text:line-break/></text:p>
        </text:list-item>
        <text:list-item>
          <text:p text:style-name="P16">test04SeUbicaUnPersonajeSeLoTransformaSeVerificaQueSePuedaTransformar() <text:line-break/></text:p>
        </text:list-item>
        <text:list-item>
          <text:p text:style-name="P16">test05SeUbicaAUnPersonajeSeLoTransformaSeLoMueveYSeVerificaQueElMovimientoSeaAcorde() 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/>
    <style:font-face style:name="OpenSymbol" svg:font-family="OpenSymbol"/>
    <style:font-face style:name="SFMono-Regular" svg:font-family="SFMono-Regular, Consolas, 'Liberation Mono', Menlo, Courier, monospace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5T14:36:15.308579149</meta:creation-date>
    <dc:date>2017-06-08T19:21:30.56</dc:date>
    <meta:editing-duration>PT49M21S</meta:editing-duration>
    <meta:editing-cycles>4</meta:editing-cycles>
    <meta:generator>OpenOffice/4.1.2$Win32 OpenOffice.org_project/412m3$Build-9782</meta:generator>
    <dc:creator>Jimena Roselló</dc:creator>
    <meta:document-statistic meta:table-count="1" meta:image-count="0" meta:object-count="0" meta:page-count="3" meta:paragraph-count="60" meta:word-count="442" meta:character-count="3168"/>
  </office:meta>
</office:document-meta>
</file>